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3033f8"/>
    </style:style>
    <style:style style:name="P4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5" style:family="paragraph" style:parent-style-name="Standard_20_ohne_20_Leerzeile">
      <style:text-properties fo:font-size="10pt" fo:font-weight="bold" officeooo:rsid="001cd256" officeooo:paragraph-rsid="001cd25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7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_20_ohne_20_Leerzeile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_20_ohne_20_Leerzeile">
      <style:text-properties fo:font-size="10pt" style:font-size-asian="10pt" style:font-size-complex="10pt"/>
    </style:style>
    <style:style style:name="P10" style:family="paragraph" style:parent-style-name="Standard_20_ohne_20_Leerzeile">
      <style:text-properties style:font-name="Arial" fo:font-size="10pt" officeooo:rsid="001af4c1" style:font-size-asian="10pt" style:font-size-complex="10pt"/>
    </style:style>
    <style:style style:name="P11" style:family="paragraph" style:parent-style-name="Standard_20_ohne_20_Leerzeile"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pt" officeooo:rsid="0035701c" officeooo:paragraph-rsid="0035701c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officeooo:rsid="001cd256" officeooo:paragraph-rsid="002ceab7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rsid="0035701c" officeooo:paragraph-rsid="0035701c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35701c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style:text-underline-style="solid" style:text-underline-width="auto" style:text-underline-color="font-color" officeooo:rsid="0035701c" officeooo:paragraph-rsid="0035701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.5pt" style:font-size-asian="10.5pt"/>
    </style:style>
    <style:style style:name="T3" style:family="text">
      <style:text-properties style:font-name="Arial" fo:font-size="10.5pt" officeooo:rsid="001cd256" style:font-size-asian="10.5pt"/>
    </style:style>
    <style:style style:name="T4" style:family="text">
      <style:text-properties style:font-name="Arial" fo:font-size="10.5pt" officeooo:rsid="0035701c" style:font-size-asian="10.5pt"/>
    </style:style>
    <style:style style:name="T5" style:family="text">
      <style:text-properties style:font-name="Arial" officeooo:rsid="0035701c"/>
    </style:style>
    <style:style style:name="T6" style:family="text">
      <style:text-properties style:font-name="Arial" officeooo:rsid="001cd256"/>
    </style:style>
    <style:style style:name="T7" style:family="text">
      <style:text-properties officeooo:rsid="001cd256"/>
    </style:style>
    <style:style style:name="T8" style:family="text">
      <style:text-properties fo:font-style="normal" officeooo:rsid="001e3e05" style:font-style-asian="normal" style:font-style-complex="normal"/>
    </style:style>
    <style:style style:name="T9" style:family="text">
      <style:text-properties fo:font-style="normal" officeooo:rsid="001f5108" style:font-style-asian="normal" style:font-style-complex="normal"/>
    </style:style>
    <style:style style:name="T10" style:family="text">
      <style:text-properties officeooo:rsid="0022893b"/>
    </style:style>
    <style:style style:name="T11" style:family="text">
      <style:text-properties officeooo:rsid="002a0a2c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32bb0b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35701c" style:font-size-asian="9pt" style:font-size-complex="9pt"/>
    </style:style>
    <style:style style:name="T16" style:family="text">
      <style:text-properties fo:font-size="9pt" style:text-underline-style="none" style:font-size-asian="9pt" style:font-size-complex="9pt"/>
    </style:style>
    <style:style style:name="T17" style:family="text">
      <style:text-properties officeooo:rsid="0035701c"/>
    </style:style>
    <style:style style:name="T18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2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4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6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3"><draw:control text:anchor-type="as-char" svg:y="0.991cm" draw:z-index="24" draw:name="Form5" draw:style-name="gr2" draw:text-style-name="P19" svg:width="4.5cm" svg:height="1.2cm" draw:control="control22"/></text:p><text:p text:style-name="P3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009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2"><draw:control text:anchor-type="as-char" svg:y="-0.009cm" draw:z-index="13" draw:name="Form9" draw:style-name="gr2" draw:text-style-name="P18" svg:width="4.5cm" svg:height="0.451cm" draw:control="control11"/></text:p><text:p text:style-name="P2"/><text:p text:style-name="P2"/><text:p text:style-name="P2"><draw:control text:anchor-type="as-char" svg:y="-0.009cm" draw:z-index="14" draw:name="Form10" draw:style-name="gr2" draw:text-style-name="P18" svg:width="4.5cm" svg:height="0.451cm" draw:control="control12"/></text:p><text:p text:style-name="P2"/><text:p text:style-name="P2"/><text:p text:style-name="P2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4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>Fachprüfung „Trockengüterschifffahrt“ gemäß <text:span text:style-name="T11">ADN </text:span>8.2.2.7.1 </text:p>
      <text:p text:style-name="P8"/>
      <text:p text:style-name="P8"/>
      <text:p text:style-name="P9"><draw:control text:anchor-type="as-char" svg:y="-0.351cm" draw:z-index="6" draw:name="Form19" draw:style-name="gr2" draw:text-style-name="P20" svg:width="12.002cm" svg:height="0.701cm" draw:control="control4"/></text:p>
      <text:p text:style-name="P9"/>
      <text:p text:style-name="P9">auf <text:span text:style-name="T17">G</text:span>rund Ihres Antrags <text:span text:style-name="T17">auf Teilnahme </text:span>an der Fachprüfung für <text:span text:style-name="T17">die/den</text:span> Sachkundige/-<text:span text:style-name="T17">n</text:span> „<text:span text:style-name="T7">Trockengüterschifffahrt“ </text:span><text:span text:style-name="T5">lade ich Sie</text:span></text:p>
      <text:p text:style-name="P9"/>
      <text:p text:style-name="P10"/>
      <text:p text:style-name="P11"><text:span text:style-name="T17">am</text:span>: <draw:control text:anchor-type="as-char" svg:y="-0.519cm" draw:z-index="7" draw:name="Form20" draw:style-name="gr2" draw:text-style-name="P23" svg:width="9.804cm" svg:height="0.701cm" draw:control="control5"/></text:p>
      <text:p text:style-name="P11"><draw:control text:anchor-type="char" draw:z-index="8" draw:name="Form21" draw:style-name="gr5" draw:text-style-name="P20" svg:width="9.342cm" svg:height="1.65cm" svg:x="2.679cm" svg:y="0cm" draw:control="control6"/><text:span text:style-name="T17">in die</text:span>:</text:p>
      <text:p text:style-name="P12"/>
      <text:p text:style-name="P12"/>
      <text:p text:style-name="P13">ein.</text:p>
      <text:p text:style-name="P12">Die Prüfungsgebühr beträgt:<draw:control text:anchor-type="as-char" svg:y="-0.519cm" draw:z-index="9" draw:name="Form22" draw:style-name="gr2" draw:text-style-name="P20" svg:width="4.001cm" svg:height="0.701cm" draw:control="control7"/></text:p>
      <text:p text:style-name="P14">Die Ausfertigungsgebühr für die Bescheinigung über besondere Kenntnisse </text:p>
      <text:p text:style-name="P14">des ADN beträgt:<draw:control text:anchor-type="as-char" svg:y="-0.519cm" draw:z-index="23" draw:name="Form23" draw:style-name="gr3" draw:text-style-name="P20" svg:width="4.001cm" svg:height="0.75cm" draw:control="control21"/></text:p>
      <text:p text:style-name="P15"><text:span text:style-name="T6">D</text:span><text:span text:style-name="T1">iese werden nach der Prüfung durch Kostenbescheid fällig.</text:span></text:p>
      <text:p text:style-name="P16">Die Teilnahmebescheinigung für den anerkannten Basiskurs „Trockengüter<text:span text:style-name="T17">schiff</text:span>fahrt“, ein aktuelles Lichtbild, sowie ein amtlicher Lichtbildausweis sind am Tag der Prüfung der Prüfungskommission vorzulegen.</text:p>
      <text:p text:style-name="P16">Bei Nichtteilnahme bitte ich um rechtzeitige Absage.</text:p>
      <text:p text:style-name="P17">Hinweis: <text:span text:style-name="T18">Die Durchführung der Prüfung erfolgt an den Prüfungsstandorten Kiel und Duisburg in Papierform und am Prüfungsstandort Magdeburg als PC-Prüfung jeweils im Antwort-Wahl-Verfahren (Multiple-Choice).</text:span></text:p>
      <text:p text:style-name="P6"/>
      <text:p text:style-name="P7">Mit freundlichen Grüßen</text:p>
      <text:p text:style-name="P7">Im Auftrag</text:p>
      <text:p text:style-name="P7"/>
      <text:p text:style-name="P7"><draw:control text:anchor-type="as-char" draw:z-index="10" draw:name="Form24" draw:style-name="gr4" draw:text-style-name="P22" svg:width="8.501cm" svg:height="0.701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8-29T14:59:18.922253721</dc:date>
    <meta:editing-duration>PT18H22M11S</meta:editing-duration>
    <meta:editing-cycles>80</meta:editing-cycles>
    <meta:document-statistic meta:table-count="0" meta:image-count="1" meta:object-count="0" meta:page-count="1" meta:paragraph-count="34" meta:word-count="115" meta:character-count="926" meta:non-whitespace-character-count="818"/>
  </office:meta>
</office:document-meta>
</file>